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nl" fo:country="NL" officeooo:rsid="00118434" officeooo:paragraph-rsid="00118434"/>
    </style:style>
    <style:style style:name="P2" style:family="paragraph" style:parent-style-name="Standard">
      <style:text-properties fo:language="nl" fo:country="NL" fo:font-style="italic" fo:font-weight="normal" officeooo:rsid="00118434" officeooo:paragraph-rsid="0011843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language="nl" fo:country="NL" fo:font-style="italic" fo:font-weight="bold" officeooo:rsid="00118434" officeooo:paragraph-rsid="00118434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nl" fo:country="NL" fo:font-style="italic" style:text-underline-style="none" fo:font-weight="normal" officeooo:rsid="00118434" officeooo:paragraph-rsid="0011c86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nl" fo:country="NL" fo:font-weight="bold" officeooo:rsid="00118434" officeooo:paragraph-rsid="00118434" style:font-weight-asian="bold" style:font-weight-complex="bold"/>
    </style:style>
    <style:style style:name="P6" style:family="paragraph" style:parent-style-name="Standard">
      <style:text-properties fo:language="nl" fo:country="NL" fo:font-style="normal" fo:font-weight="bold" officeooo:rsid="00118434" officeooo:paragraph-rsid="0011843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nl" fo:country="NL" fo:font-style="normal" fo:font-weight="bold" officeooo:rsid="00118434" officeooo:paragraph-rsid="0011c869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c869" style:font-style-asian="italic" style:font-style-complex="italic"/>
    </style:style>
    <style:style style:name="T4" style:family="text">
      <style:text-properties fo:font-style="italic" fo:font-weight="normal" officeooo:rsid="0011c869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1c869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1c869" style:font-style-asian="italic" style:font-weight-asian="normal" style:font-style-complex="italic" style:font-weight-complex="normal"/>
    </style:style>
    <style:style style:name="T7" style:family="text">
      <style:text-properties fo:font-weight="normal" officeooo:rsid="0011c869" style:font-weight-asian="normal" style:font-weight-complex="normal"/>
    </style:style>
    <style:style style:name="T8" style:family="text">
      <style:text-properties officeooo:rsid="00119147"/>
    </style:style>
    <style:style style:name="T9" style:family="text">
      <style:text-properties officeooo:rsid="0011c869"/>
    </style:style>
    <style:style style:name="T10" style:family="text">
      <style:text-properties style:text-underline-style="solid" style:text-underline-width="auto" style:text-underline-color="font-color" fo:font-weight="normal" officeooo:rsid="0011c869" style:font-weight-asian="normal" style:font-weight-complex="normal"/>
    </style:style>
    <style:style style:name="T11" style:family="text">
      <style:text-properties style:text-underline-style="none" fo:font-weight="normal" officeooo:rsid="0011c86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orteer algoritme:</text:span></text:p>
      <text:p text:style-name="P5">Bubble sort</text:p>
      <text:p text:style-name="P5"/>
      <text:p text:style-name="P2">Waar ben ik tegenaan gelopen:</text:p>
      <text:p text:style-name="P6">– Het <text:span text:style-name="T9">setten</text:span> van een nieuwe head (je moet weten waar je list begint).</text:p>
      <text:p text:style-name="P6"><text:tab/><text:span text:style-name="T10">Oplossing:</text:span></text:p>
      <text:p text:style-name="P6"><text:span text:style-name="T7"><text:tab/>– De kleinste head eerst zoeken en deze vervolgens naar head laten wijzen.</text:span></text:p>
      <text:p text:style-name="P6">– Static pointers die niet gereset werden.</text:p>
      <text:p text:style-name="P6"><text:tab/><text:span text:style-name="T10">Oplossing:</text:span></text:p>
      <text:p text:style-name="P7"><text:span text:style-name="T9"><text:tab/></text:span><text:span text:style-name="T5">– Handmatig output doorlopen en constateren waar het fout ging. Vervolgens pointers op</text:span></text:p>
      <text:p text:style-name="P4"><text:span text:style-name="T9"><text:s/><text:tab/> <text:s text:c="2"/>NULL zetten wanneer een nieuwe ronde begint. </text:span></text:p>
      <text:p text:style-name="P6">– Memoryleaks doordat enkele woorden verloren gingen.</text:p>
      <text:p text:style-name="P6">– Grote fout gesorteerde text files debuggen is een ramp.</text:p>
      <text:p text:style-name="P6"/>
      <text:p text:style-name="P2">W<text:span text:style-name="T8">aar ben ik tevreden mee:</text:span></text:p>
      <text:p text:style-name="P6">– Vroegtijdig gebruik van templates.</text:p>
      <text:p text:style-name="P6">– Gemakkelijke implementatie van recursive methoden.</text:p>
      <text:p text:style-name="P6"/>
      <text:p text:style-name="P2">Wa<text:span text:style-name="T8">ar ben ik niet tevreden mee:</text:span></text:p>
      <text:p text:style-name="P6">– Uiteindelijke sorteer tijd.</text:p>
      <text:p text:style-name="P6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09:25:19.005091322</meta:creation-date>
    <dc:date>2016-01-13T10:33:29.034881811</dc:date>
    <meta:editing-duration>PT21M9S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7" meta:word-count="99" meta:character-count="686" meta:non-whitespace-character-count="584"/>
  </office:meta>
</office:document-meta>
</file>